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officeooo:rsid="0018d9ed" officeooo:paragraph-rsid="0018d9ed" style:font-size-asian="10pt" style:font-size-complex="10pt"/>
    </style:style>
    <style:style style:name="P2" style:family="paragraph" style:parent-style-name="Standard">
      <style:text-properties style:font-name="Arial" fo:font-size="10pt" officeooo:rsid="001e3cd7" officeooo:paragraph-rsid="001e3cd7" style:font-size-asian="10pt" style:font-size-complex="10pt"/>
    </style:style>
    <style:style style:name="P3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1e3cd7" officeooo:paragraph-rsid="001e3cd7" style:font-size-asian="10pt" style:font-weight-asian="bold" style:font-size-complex="10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Arial" fo:font-size="10pt" officeooo:rsid="001e3cd7" officeooo:paragraph-rsid="001e3cd7" style:font-size-asian="10pt" style:font-size-complex="10pt"/>
    </style:style>
    <style:style style:name="P5" style:family="paragraph" style:parent-style-name="Standard" style:list-style-name="L2">
      <style:paragraph-properties fo:text-align="justify" style:justify-single-word="false"/>
      <style:text-properties style:font-name="Arial" fo:font-size="10pt" officeooo:rsid="0018d9ed" officeooo:paragraph-rsid="001a2580" style:font-size-asian="10pt" style:font-size-complex="10pt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Arial" fo:font-size="10pt" officeooo:rsid="0018d9ed" officeooo:paragraph-rsid="0018d9ed" style:font-size-asian="10pt" style:font-size-complex="10pt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Arial" fo:font-size="10pt" officeooo:rsid="001a2580" officeooo:paragraph-rsid="001a2580" style:font-size-asian="10pt" style:font-size-complex="10pt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Arial" fo:font-size="10pt" officeooo:rsid="001d8643" officeooo:paragraph-rsid="001d8643" style:font-size-asian="10pt" style:font-size-complex="10pt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Arial" fo:font-size="10pt" officeooo:rsid="001a8923" officeooo:paragraph-rsid="001a8923" style:font-size-asian="10pt" style:font-size-complex="10pt"/>
    </style:style>
    <style:style style:name="T1" style:family="text">
      <style:text-properties officeooo:rsid="001a2580"/>
    </style:style>
    <style:style style:name="T2" style:family="text">
      <style:text-properties officeooo:rsid="001a8923"/>
    </style:style>
    <style:style style:name="T3" style:family="text">
      <style:text-properties officeooo:rsid="001c4a09"/>
    </style:style>
    <style:style style:name="T4" style:family="text">
      <style:text-properties officeooo:rsid="001d8643"/>
    </style:style>
    <style:style style:name="T5" style:family="text">
      <style:text-properties officeooo:rsid="001e3cd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e3cd7" style:font-weight-asian="bold" style:font-weight-complex="bold"/>
    </style:style>
    <style:style style:name="T8" style:family="text">
      <style:text-properties officeooo:rsid="0021ca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CUMENTACIÓ</text:p>
      <text:p text:style-name="P1"/>
      <text:p text:style-name="P2"><text:span text:style-name="T6">a)</text:span> El principals objectius d'aquesta sessió són:</text:p>
      <text:list xml:id="list402204054" text:style-name="L1">
        <text:list-item>
          <text:p text:style-name="P4">La creació de nous usuaris des de l'aplicació <text:s/>a usuaris autoritzats (administrador) per fer aquesta tasca.</text:p>
        </text:list-item>
        <text:list-item>
          <text:p text:style-name="P4">L'emmagatzematge de les <text:s/>contrasenyes dels nous directament com el codi hash de la contrasenya introduida en el formulari.</text:p>
        </text:list-item>
        <text:list-item>
          <text:p text:style-name="P4">Assegurar-se que les contrasenyes compleixen els requisits de seguretat</text:p>
        </text:list-item>
        <text:list-item>
          <text:p text:style-name="P4">Reorganitzar la feina d'accés als fitxers creant noves funcions que faran feines d'autenticació, autorització i afegiments dels usuaris. Això permet fer més simples altres scripts.</text:p>
        </text:list-item>
      </text:list>
      <text:p text:style-name="P2"/>
      <text:p text:style-name="P2">Per assolir aquests objectius s'ha creat una nova versió de l'aplicació d'agenda que es <text:span text:style-name="T8">troba dins de la carpeta </text:span>agendaV3.</text:p>
      <text:p text:style-name="P2"/>
      <text:p text:style-name="P1"><text:span text:style-name="T7">b)</text:span><text:span text:style-name="T5"> </text:span>Modificacions d'agendaV2 a agendaV3:</text:p>
      <text:p text:style-name="P1"/>
      <text:list xml:id="list3056169041" text:style-name="L2">
        <text:list-item>
          <text:p text:style-name="P5">agendaV3 treballa amb usuari administradors o usuaris normal simplement afegint un nou camp dins del fitxer usuaris que val 1 o 0.</text:p>
          <text:p text:style-name="P5"/>
        </text:list-item>
        <text:list-item>
          <text:p text:style-name="P5">agendaV3 permet la creació de nous usuaris. Només els administradors poden afegir nous usuaris. En cas de no ser administrador <text:span text:style-name="T1">no es pot accedir al script de registre de nous usuaris i </text:span>surt una <text:span text:style-name="T4">pàgina</text:span> d'error <text:span text:style-name="T4">(generada per error_autoritzacio.php) </text:span>informant del problema.</text:p>
          <text:p text:style-name="P5"/>
        </text:list-item>
        <text:list-item>
          <text:p text:style-name="P6">El fitxer d'usuaris <text:span text:style-name="T4">de l'aplicació ara han</text:span> de ser propietat de l'usuari i grup www-data.</text:p>
          <text:p text:style-name="P6"/>
        </text:list-item>
        <text:list-item>
          <text:p text:style-name="P6">S'han creat <text:span text:style-name="T1">3 </text:span>funcions <text:span text:style-name="T1">noves dins de biblioteca.php</text:span> que treballen sobre els fitxers de manera <text:span text:style-name="T1">i </text:span>que <text:span text:style-name="T1">fan les següents tasques:</text:span></text:p>
          <text:list>
            <text:list-item>
              <text:p text:style-name="P6">Autenticació <text:span text:style-name="T1">amb la funció fAutenticacio()</text:span> → per autenticar usuaris dins de l'aplicació. É<text:span text:style-name="T1">s la funció que comprova si l'usuari existeix i és vàlid per accedir a l'aplicació.</text:span></text:p>
            </text:list-item>
            <text:list-item>
              <text:p text:style-name="P5">Autorització <text:span text:style-name="T1">amb la funció fAutoritzacio()</text:span>→ <text:span text:style-name="T1">Comprova si l'usuari és administrador.</text:span> </text:p>
            </text:list-item>
            <text:list-item>
              <text:p text:style-name="P6">Afegir nous usuaris <text:span text:style-name="T1">amb fActualitzaUsuaris() → És la funció que obre el fitxers d'usuari, i enregistra el nous usuari amb el seu nom, hash del password i tipus(administrador o usuari).</text:span></text:p>
            </text:list-item>
          </text:list>
          <text:p text:style-name="P7"/>
        </text:list-item>
        <text:list-item>
          <text:p text:style-name="P7">S'ha modificat <text:span text:style-name="T2">i millorat </text:span>logi<text:span text:style-name="T2">n</text:span>.php. Ara la tasca d'autenticar ja no es fa dins d'aquest script. Es crida a la funció fAutenticacio() per fer aquesta tasca. <text:span text:style-name="T2">Ara login.php és més simple.</text:span></text:p>
          <text:p text:style-name="P8"/>
        </text:list-item>
        <text:list-item>
          <text:p text:style-name="P8">S'ha afegit una nova opció per accedir a la pàgina de registre de nous usuaris dins de menú.php.</text:p>
          <text:p text:style-name="P5"/>
        </text:list-item>
        <text:list-item>
          <text:p text:style-name="P5">S'ha creat un nou scrip PHP de nom registre.php que controla el registre de nous usuaris accessible només si ets un administrador. <text:span text:style-name="T1">Aquest registre crida a </text:span><text:s/><text:span text:style-name="T1">fAutoritzacio() i fActualitzaUsuaris(). </text:span></text:p>
          <text:p text:style-name="P6"/>
        </text:list-item>
        <text:list-item>
          <text:p text:style-name="P6">Les contrasenyes dels usuaris han de complir uns requeriment mínims(8 caràctes, com <text:s/>mínim una minúscula, una majúscula i un caràcter especial). Això es contrala des del formulari amb una expressió regular <text:span text:style-name="T1">dins de register.php</text:span>. Si no es compleixien els criteris no s'envien <text:s/>les dades.</text:p>
          <text:p text:style-name="P5"/>
        </text:list-item>
        <text:list-item>
          <text:p text:style-name="P5">Les contrasenyes <text:span text:style-name="T2">no </text:span>s'emmagatzemen <text:span text:style-name="T2">en text pla </text:span>sino que s'emmagatzema un codi hash de la contrasenya. <text:span text:style-name="T1">Això es pot veure dins de la funció fAutoritza().</text:span></text:p>
          <text:p text:style-name="P5"/>
        </text:list-item>
        <text:list-item>
          <text:p text:style-name="P7">S'introdueix una opció per mostrar un missatge durant uns segons i canviar de pàgina utilitzant headers dins del script register.php.</text:p>
          <text:p text:style-name="P9"/>
        </text:list-item>
        <text:list-item>
          <text:p text:style-name="P9">biblioteca.php <text:span text:style-name="T3">té 2 nous define de nom ADMIN i USR que s'utilizen per diferenciar els administradors dels usuaris normals, i que s'ha fet servir dins de la funció fAutoritzacio() dins de biblioteca.php i <text:s/>dins de registre.php dins d'un formulari.</text:span></text:p>
          <text:p text:style-name="P8"/>
        </text:list-item>
        <text:list-item>
          <text:p text:style-name="P8">Finalment, s'ha de tenir en compte que el valor FITXER_USUARIS, FITXER_PROFESSIONAL, FITXER_PERSONAL i FITXER_SERVEIS dins de biblioteca.php s'han canviat per tenir en compte que la carpeta de l'aplicació s 'anomena agendaV3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2T18:35:29.955929145</meta:creation-date>
    <dc:date>2023-11-02T12:39:07.975623168</dc:date>
    <meta:editing-duration>PT23M26S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1" meta:paragraph-count="34" meta:word-count="535" meta:character-count="3301" meta:non-whitespace-character-count="2811"/>
  </office:meta>
</office:document-meta>
</file>